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680BA07926A374DD.jpg" manifest:media-type="image/jpeg"/>
  <manifest:file-entry manifest:full-path="Pictures/10000201000000FB00000093A4D63FD35B818F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  <style:text-properties fo:font-size="7pt" style:font-size-asian="7pt" style:language-asian="en" style:country-asian="US" style:font-name-complex="Times New Roman" style:font-size-complex="7pt" style:language-complex="ar" style:country-complex="SA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680BA07926A374DD.jpg" xlink:type="simple" xlink:show="embed" xlink:actuate="onLoad">
            <text:p/>
          </draw:image>
        </draw:frame>
        <draw:frame draw:style-name="gr2" draw:text-style-name="P6" draw:layer="layout" svg:width="19.431cm" svg:height="10.95cm" svg:x="4.285cm" svg:y="3.8cm">
          <draw:text-box>
            <text:p text:style-name="P2"><text:span text:style-name="T1">Pilato le pregunta a Jesús</text:span></text:p>
            <text:p text:style-name="P3"><text:span text:style-name="T2">(Juan 18.28-40)</text:span></text:p>
            <text:p text:style-name="P1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7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3-15T11:56:39.363000000</dc:date>
    <meta:editing-duration>PT2H28M53S</meta:editing-duration>
    <meta:editing-cycles>42</meta:editing-cycles>
    <meta:generator>LibreOffice/5.4.7.2$Windows_X86_64 LibreOffice_project/c838ef25c16710f8838b1faec480ebba495259d0</meta:generator>
    <meta:document-statistic meta:object-count="3"/>
  </office:meta>
</office:document-meta>
</file>